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Text_20_body" style:list-style-name="L3"/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EventTools and CSS</text:h>
      <text:p text:style-name="Standard">EventTools generates plain HTML. <text:s/>Formatting is done via Cascading Style Sheets (CSS) only, not in the EventTools PHP code.</text:p>
      <text:p text:style-name="Standard"/>
      <text:p text:style-name="Standard">This note describes conventions in the EventTools HTML that can be useful when defining CSS to do desired formatting.</text:p>
      <text:p text:style-name="Standard"/>
      <text:p text:style-name="Standard">The best way to understand the HTML that EvenTools is generating is to look at the HTML using “Display Page Source” in your browser.</text:p>
      <text:h text:style-name="Heading_20_2" text:outline-level="2">Design Goals</text:h>
      <text:list xml:id="list6525990719099970429" text:style-name="L1">
        <text:list-item>
          <text:p text:style-name="P1">EventTools output should co-exist with other structures on HTML pages. <text:s/>Since EventTools doesn't generate pages, but rather pieces to put inside other pages, this allows you to format EventTools output separately from the rest of the page.</text:p>
        </text:list-item>
      </text:list>
      <text:p text:style-name="Standard"/>
      <text:list xml:id="list44684517" text:continue-numbering="true" text:style-name="L1">
        <text:list-item>
          <text:p text:style-name="P1">You might want to have multiple EventTools tables on the same page, formatted differently. This can be done via local CSS, but we want to enable a more global approach through a naming structure.</text:p>
        </text:list-item>
      </text:list>
      <text:h text:style-name="Heading_20_2" text:outline-level="2">EventTools CSS naming structure</text:h>
      <text:p text:style-name="Standard">EventTools gives names to many elements in its output. The convention matches up with the design goal:</text:p>
      <text:list xml:id="list7113948331251271272" text:style-name="L2">
        <text:list-item>
          <text:p text:style-name="P2">Event name starts with “et-” to distinguish EventTools-specific ones from everything else</text:p>
        </text:list-item>
        <text:list-item>
          <text:p text:style-name="P2">The 2<text:span text:style-name="T1">nd</text:span> element is an abbreviation for the routine which wrote the table</text:p>
        </text:list-item>
        <text:list-item>
          <text:p text:style-name="P2">The 3<text:span text:style-name="T1">rd</text:span> is the type</text:p>
        </text:list-item>
        <text:list-item>
          <text:p text:style-name="P2">The 4<text:span text:style-name="T1">th</text:span> is an element identifier.</text:p>
        </text:list-item>
      </text:list>
      <text:p text:style-name="Standard"/>
      <text:p text:style-name="Text_20_body">There are three types of classes: geographic, functional, and content:</text:p>
      <text:list xml:id="list4448108357180478911" text:style-name="L3">
        <text:list-item>
          <text:p text:style-name="P3">Geographic classes are used to represent where something is: <text:s/>The first row of a table entry. <text:s/>The left column of a table.</text:p>
        </text:list-item>
        <text:list-item>
          <text:p text:style-name="P3">Functional classes are used to represent the functional meaning of an element: The tour name. The layout owner's name.</text:p>
        </text:list-item>
        <text:list-item>
          <text:p text:style-name="P3">Content classes are used to identify something specific about the content of an element: Warning, required content not provided. <text:s/>Error, value not found.</text:p>
        </text:list-item>
      </text:list>
      <text:p text:style-name="Text_20_body">A given element may be in several classes. <text:s/>For example, layout name element in a table will have both geographic class (so you can color e.g. the 2<text:span text:style-name="T1">nd</text:span> column of the table) and a functional class (so you can bold-face the layout name).</text:p>
      <text:h text:style-name="Heading_20_3" text:outline-level="3">Example: A column in a table</text:h>
      <text:p text:style-name="Standard"><text:tab/>et-faobd-col-owner</text:p>
      <text:p text:style-name="Standard"><text:tab/>“et” starts all EventTools names</text:p>
      <text:p text:style-name="Standard"><text:tab/>“faobd” is from the writing routine: format_all_ops_by_day</text:p>
      <text:p text:style-name="Standard"><text:tab/>“col” means this is a column element</text:p>
      <text:p text:style-name="Standard"><text:tab/>“owner” is the specific column. Some are named and some are numbered, depending on expected use.</text:p>
      <text:p text:style-name="Standard"><text:soft-page-break/></text:p>
      <text:h text:style-name="Heading_20_3" text:outline-level="3">Example: A particular cell class</text:h>
      <text:p text:style-name="Standard"><text:tab/>et-faobd-cell-owner</text:p>
      <text:p text:style-name="Standard"><text:tab/>“et” starts all EventTools names</text:p>
      <text:p text:style-name="Standard"><text:tab/>“faobd” is from the writing routine: format_all_ops_by_day</text:p>
      <text:p text:style-name="Standard"><text:tab/>“cell” means this is a column element</text:p>
      <text:p text:style-name="Standard"><text:tab/>“owner” is the specific column</text:p>
      <text:p text:style-name="Standard"/>
      <text:p text:style-name="Standard"/>
      <text:p text:style-name="Standard"/>
      <text:h text:style-name="Heading_20_2" text:outline-level="2">Element Conventions</text:h>
      <text:p text:style-name="Standard">Note that not all HTML output fully conforms to this yet; we're working it!</text:p>
      <text:h text:style-name="Heading_20_4" text:outline-level="4">Table structure:</text:h>
      <text:p text:style-name="Standard"><text:tab/>In addition to the &lt;table&gt; tag, we provide &lt;thead&gt;, &lt;tbody&gt; and &lt;tfoot&gt; tags in case you want to provide e.g. scrolling support with fixed header and footer.</text:p>
      <text:h text:style-name="Heading_20_4" text:outline-level="4">Columns:</text:h>
      <text:p text:style-name="Standard"><text:tab/>Neither “display” nor “visibility seem to make a column go away. </text:p>
      <text:p text:style-name="Standard"/>
      <text:p text:style-name="Standard"><text:tab/>The first of these lines works; the next two don't:</text:p>
      <text:p text:style-name="Standard"><text:s/><text:tab/><text:tab/> <text:s text:c="2"/>.et-faobd-col-3 { background: #808080; }</text:p>
      <text:p text:style-name="Standard"/>
      <text:p text:style-name="Standard"><text:s/><text:tab/><text:tab/> <text:s text:c="2"/>.et-faobd-col-3 { display: none; }</text:p>
      <text:p text:style-name="Standard"/>
      <text:p text:style-name="Standard"><text:tab/><text:tab/> <text:s text:c="2"/>.et-faobd-col-3 { visibility: collapse; }</text:p>
      <text:p text:style-name="Standard"/>
      <text:p text:style-name="Standard"><text:tab/>To fix this, we provide spans on the elements: <text:s/>et-faobd-th-3 and et-faobd-td-3, so you can turn off a column with:</text:p>
      <text:p text:style-name="Standard"/>
      <text:p text:style-name="Standard"><text:tab/><text:tab/>.et-faobd-th-4 { display: none; }</text:p>
      <text:p text:style-name="Standard"><text:tab/><text:tab/>.et-faobd-td-4 { display: none; }</text:p>
      <text:p text:style-name="Standard"/>
      <text:p text:style-name="Standard">Remember the general CSS rule: any style on a row or cell overrules a column style. </text:p>
      <text:h text:style-name="Heading_20_4" text:outline-level="4">Rows:</text:h>
      <text:p text:style-name="Standard"><text:tab/>We provide CSS support for coloring rows alternately via:</text:p>
      <text:p text:style-name="Standard"><text:tab/><text:tab/>&lt;tr class=et-faobd-th"&gt; (for the heading)</text:p>
      <text:p text:style-name="Standard"><text:tab/><text:tab/>&lt;tr&gt;</text:p>
      <text:p text:style-name="Standard"><text:tab/><text:tab/>&lt;tr class="altrow"&gt;</text:p>
      <text:p text:style-name="Standard"><text:tab/><text:tab/>&lt;tr&gt;</text:p>
      <text:p text:style-name="Standard"><text:tab/>so you can e.g. apply colors to alternating rows.</text:p>
      <text:p text:style-name="Standard"/>
      <text:h text:style-name="Heading_20_4" text:outline-level="4">Cells:</text:h>
      <text:p text:style-name="Standard">Note: Spans within a cell don't change the visibility of the cell; those outside do.</text:p>
      <text:p text:style-name="Standard"><text:soft-page-break/></text:p>
      <text:p text:style-name="Standard">Sometimes you want to color by status, etc. <text:s/>We therefore provide (for cells where that's useful) spans like:</text:p>
      <text:p text:style-name="Standard"><text:tab/><text:tab/>&lt;span class="et-faobd-session-status-60"&gt;</text:p>
      <text:p text:style-name="Standard"><text:tab/>inside the cell itself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b Jacobsen</meta:initial-creator>
    <meta:creation-date>2014-12-13T13:47:29</meta:creation-date>
    <dc:date>2015-01-01T13:49:11</dc:date>
    <dc:creator>Bob Jacobsen</dc:creator>
    <meta:editing-duration>PT4H10M29S</meta:editing-duration>
    <meta:editing-cycles>20</meta:editing-cycles>
    <meta:generator>OpenOffice/4.1.0$Unix OpenOffice.org_project/410m18$Build-9764</meta:generator>
    <meta:printed-by>Bob Jacobsen</meta:printed-by>
    <meta:print-date>2014-12-13T17:53:51</meta:print-date>
    <meta:document-statistic meta:table-count="0" meta:image-count="0" meta:object-count="0" meta:page-count="3" meta:paragraph-count="56" meta:word-count="589" meta:character-count="3631"/>
  </office:meta>
</office:document-meta>
</file>